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1.50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r2" style:family="presentation" style:parent-style-name="Hymn_25_20templat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color="#000000" style:font-name="Segoe UI Semibold" fo:font-size="26pt" fo:text-shadow="none"/>
    </style:style>
    <style:style style:name="P5" style:family="paragraph">
      <loext:graphic-properties draw:fill="none" draw:fill-color="#ffffff"/>
      <style:text-properties fo:color="#000000" style:font-name="Segoe UI Semibold" fo:font-size="26pt" fo:text-shadow="none" style:font-size-asian="26pt" style:font-size-complex="26pt"/>
    </style:style>
    <style:style style:name="P6" style:family="paragraph">
      <style:text-properties fo:color="#000000" fo:font-size="26pt" fo:text-shadow="none"/>
    </style:style>
    <style:style style:name="P7" style:family="paragraph">
      <loext:graphic-properties draw:fill="none" draw:fill-color="#ffffff"/>
      <style:text-properties fo:color="#000000" style:font-name="Segoe UI" fo:font-size="26pt" fo:text-shadow="none" style:font-size-asian="26pt" style:font-size-complex="26pt"/>
    </style:style>
    <style:style style:name="P8" style:family="paragraph">
      <style:text-properties fo:font-size="26pt"/>
    </style:style>
    <style:style style:name="P9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10" style:family="paragraph">
      <style:text-properties style:font-name="Segoe UI Semibold" fo:font-size="26pt" fo:text-shadow="none"/>
    </style:style>
    <style:style style:name="P11" style:family="paragraph">
      <loext:graphic-properties draw:fill="none" draw:fill-color="#ffffff"/>
      <style:text-properties fo:color="#ffffff" style:font-name="Segoe UI Semibold" fo:font-size="26pt" fo:text-shadow="none" style:font-size-asian="26pt" style:font-size-complex="26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13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14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15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16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17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18" style:family="paragraph">
      <loext:graphic-properties draw:fill="none"/>
      <style:paragraph-properties fo:margin-left="0cm" fo:margin-right="0cm" fo:margin-top="0cm" fo:margin-bottom="0cm" fo:text-indent="0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19" style:family="paragraph">
      <style:text-properties fo:color="#000000" fo:font-size="26pt" fo:text-shadow="none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99" style:text-position="33%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0000" style:font-name="Segoe UI Semibold" fo:font-size="32pt" fo:text-shadow="none" style:font-size-asian="32pt" style:font-size-complex="32pt"/>
    </style:style>
    <style:style style:name="T6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Segoe UI" fo:font-size="32pt" fo:text-shadow="none" style:font-size-asian="32pt" style:font-size-complex="32pt"/>
    </style:style>
    <style:style style:name="T8" style:family="text">
      <style:text-properties fo:color="#000099" style:text-position="33% 58%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99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Segoe UI" fo:font-size="32pt" fo:text-shadow="1pt 1pt" fo:font-weight="bold" style:font-size-asian="32pt" style:font-weight-asian="bold" style:font-size-complex="32pt" style:font-weight-complex="bold"/>
    </style:style>
    <style:style style:name="T11" style:family="text">
      <style:text-properties style:font-name="Segoe UI" fo:font-size="32pt" fo:text-shadow="1pt 1pt" style:font-size-asian="32pt" style:font-size-complex="32pt"/>
    </style:style>
    <style:style style:name="T12" style:family="text">
      <style:text-properties style:font-name="Segoe UI" fo:font-size="32pt" fo:text-shadow="none" fo:font-weight="bold" style:font-size-asian="32pt" style:font-weight-asian="bold" style:font-size-complex="32pt" style:font-weight-complex="bold"/>
    </style:style>
    <style:style style:name="T13" style:family="text">
      <style:text-properties style:font-name="Segoe UI Semibold" fo:font-size="32pt" fo:text-shadow="none" style:font-size-asian="32pt" style:font-size-complex="32pt"/>
    </style:style>
    <style:style style:name="T14" style:family="text">
      <style:text-properties fo:color="#000099" style:text-position="33%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color="#000099" style:text-position="super 58%" style:font-name="Segoe UI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17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18" style:family="text">
      <style:text-properties fo:color="#000099" style:font-name="Segoe UI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19" style:family="text">
      <style:text-properties style:font-name="Segoe UI Semibold" fo:font-size="32pt" style:font-size-asian="32pt" style:font-size-complex="32pt"/>
    </style:style>
    <style:style style:name="T20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0099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22" style:family="text">
      <style:text-properties fo:color="#000099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23" style:family="text">
      <style:text-properties fo:color="#000000" style:text-position="super 58%" style:font-name="Segoe UI1" fo:font-size="32pt" fo:font-style="italic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Psalmody</text:span></text:p>
            <text:p text:style-name="P1"><text:span text:style-name="T2">Psalm 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851cm" svg:height="7.766cm" svg:x="1.778cm" svg:y="0.762cm">
          <draw:text-box>
            <text:p text:style-name="P4"><text:span text:style-name="T3">1</text:span><text:span text:style-name="T4">To you, O LORD,</text:span><text:span text:style-name="T5"> </text:span></text:p>
            <text:p text:style-name="P4"><text:span text:style-name="T5"><text:s text:c="6"/></text:span><text:span text:style-name="T6">I lift up my soul.</text:span></text:p>
            <text:p text:style-name="P4"><text:span text:style-name="T3">2</text:span><text:span text:style-name="T4">O my God, in you I trust; let me not be put to <text:s/></text:span></text:p>
            <text:p text:style-name="P4"><text:span text:style-name="T4"><text:s text:c="2"/></text:span><text:span text:style-name="T4">shame;</text:span></text:p>
            <text:p text:style-name="P4"><text:span text:style-name="T5"><text:s text:c="8"/></text:span><text:span text:style-name="T6">let not my enemies exult ove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7" draw:layer="layout" svg:width="25.4cm" svg:height="9.269cm" svg:x="1.27cm" svg:y="0.762cm">
          <draw:text-box>
            <text:p text:style-name="P6"><text:span text:style-name="T3">3</text:span><text:span text:style-name="T4">Indeed, none who wait for you shall be put to <text:s text:c="2"/></text:span></text:p>
            <text:p text:style-name="P6"><text:span text:style-name="T4"><text:s/></text:span><text:span text:style-name="T4">shame;</text:span></text:p>
            <text:p text:style-name="P6"><text:span text:style-name="T7"><text:s text:c="6"/></text:span><text:span text:style-name="T6">they shall be ashamed who are wantonly </text:span></text:p>
            <text:p text:style-name="P6"><text:span text:style-name="T6"><text:s text:c="6"/></text:span><text:span text:style-name="T6">treachero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7" draw:layer="layout" svg:width="25.4cm" svg:height="9.269cm" svg:x="1.27cm" svg:y="0.762cm">
          <draw:text-box>
            <text:p text:style-name="P6"><text:span text:style-name="T3">4</text:span><text:span text:style-name="T4">Make me to know your ways, O LORD;</text:span></text:p>
            <text:p text:style-name="P6"><text:span text:style-name="T7"><text:s text:c="6"/></text:span><text:span text:style-name="T6">teach me your paths.</text:span></text:p>
            <text:p text:style-name="P6"><text:span text:style-name="T8">5</text:span><text:span text:style-name="T9">Lead me in your truth and teach me, for you are </text:span></text:p>
            <text:p text:style-name="P8"><text:span text:style-name="T9"><text:s/></text:span><text:span text:style-name="T9">the God of my salvation;</text:span></text:p>
            <text:p text:style-name="P8"><text:span text:style-name="T10"><text:s text:c="4"/></text:span><text:span text:style-name="T6"><text:s text:c="2"/></text:span><text:span text:style-name="T6">for you I wait all the day lo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9" draw:layer="layout" svg:width="25.4cm" svg:height="5.334cm" svg:x="1.27cm" svg:y="0.762cm">
          <draw:text-box>
            <text:p text:style-name="P8"><text:span text:style-name="T3">6</text:span><text:span text:style-name="T4">Remember your mercy, O LORD, and your </text:span></text:p>
            <text:p text:style-name="P8"><text:span text:style-name="T4"><text:s/></text:span><text:span text:style-name="T4">steadfast love,</text:span></text:p>
            <text:p text:style-name="P8"><text:span text:style-name="T11"><text:s text:c="6"/></text:span><text:span text:style-name="T12">for they have been from of o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11" draw:layer="layout" svg:width="25.4cm" svg:height="7.766cm" svg:x="1.27cm" svg:y="0.635cm">
          <draw:text-box>
            <text:p text:style-name="P10"><text:span text:style-name="T3">7</text:span><text:span text:style-name="T4">Remember not the sins of my youth or my </text:span></text:p>
            <text:p text:style-name="P10"><text:span text:style-name="T4"><text:s/></text:span><text:span text:style-name="T4">transgressions;</text:span></text:p>
            <text:p text:style-name="P10"><text:span text:style-name="T13"><text:s text:c="6"/></text:span><text:span text:style-name="T12">according to your steadfast love remember </text:span></text:p>
            <text:p text:style-name="P10"><text:span text:style-name="T12"><text:s text:c="6"/></text:span><text:span text:style-name="T12">me, for the sake of your goodness,</text:span></text:p>
            <text:p text:style-name="P10"><text:span text:style-name="T12"><text:s text:c="6"/></text:span><text:span text:style-name="T12">O LOR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7" draw:text-style-name="P7" draw:layer="layout" svg:width="25.4cm" svg:height="6.604cm" svg:x="1.27cm" svg:y="0.762cm">
          <draw:text-box>
            <text:p text:style-name="P6"><text:span text:style-name="T14">8</text:span><text:span text:style-name="T15">Good and upright is the LORD;</text:span></text:p>
            <text:p text:style-name="P6"><text:span text:style-name="T7"><text:s text:c="6"/></text:span><text:span text:style-name="T6">therefore he instructs sinners in the way.</text:span></text:p>
            <text:p text:style-name="P6"><text:span text:style-name="T3">9</text:span><text:span text:style-name="T4">He leads the humble in what is right,</text:span></text:p>
            <text:p text:style-name="P6"><text:span text:style-name="T7"><text:s text:c="5"/></text:span><text:span text:style-name="T6"><text:s/></text:span><text:span text:style-name="T6">and teaches the humble his 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6" draw:text-style-name="P9" draw:layer="layout" svg:width="25.4cm" svg:height="6.477cm" svg:x="1.27cm" svg:y="0.635cm">
          <draw:text-box>
            <text:p text:style-name="P8"><text:span text:style-name="T3">10</text:span><text:span text:style-name="T4">All the paths of the LORD are steadfast love <text:s/></text:span></text:p>
            <text:p text:style-name="P8"><text:span text:style-name="T4"><text:s text:c="2"/></text:span><text:span text:style-name="T4">and faithfulness,</text:span></text:p>
            <text:p text:style-name="P8"><text:span text:style-name="T11"><text:s text:c="7"/></text:span><text:span text:style-name="T6">for those who keep his covenant and his <text:s/></text:span></text:p>
            <text:p text:style-name="P8"><text:span text:style-name="T6"><text:s text:c="7"/></text:span><text:span text:style-name="T6">testimon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>
        <draw:frame draw:style-name="gr8" draw:text-style-name="P14" draw:layer="layout" svg:width="24.384cm" svg:height="7.766cm" svg:x="1.778cm" svg:y="1.016cm">
          <draw:text-box>
            <text:p text:style-name="P12"><text:span text:style-name="T16">11</text:span><text:span text:style-name="T17">For your name’s sake, </text:span><text:span text:style-name="T17">O L</text:span><text:span text:style-name="T18">ORD</text:span><text:span text:style-name="T17">,</text:span></text:p>
            <text:p text:style-name="P13"><text:span text:style-name="T19"><text:s text:c="5"/></text:span><text:span text:style-name="T20"><text:s/></text:span><text:span text:style-name="T20">pardon my guilt, for it is great.</text:span></text:p>
            <text:p text:style-name="P12"><text:span text:style-name="T16">12</text:span><text:span text:style-name="T17">Who is the man who fears the L</text:span><text:span text:style-name="T18">ORD</text:span><text:span text:style-name="T17">?</text:span></text:p>
            <text:p text:style-name="P13"><text:span text:style-name="T19"><text:s text:c="6"/></text:span><text:span text:style-name="T20">Him will he instruct in the way that he </text:span></text:p>
            <text:p text:style-name="P13"><text:span text:style-name="T20"><text:s text:c="6"/></text:span><text:span text:style-name="T20">should cho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>
        <draw:frame draw:style-name="gr8" draw:text-style-name="P14" draw:layer="layout" svg:width="24.384cm" svg:height="9.269cm" svg:x="1.778cm" svg:y="1.016cm">
          <draw:text-box>
            <text:p text:style-name="P12"><text:span text:style-name="T16">13</text:span><text:span text:style-name="T17">His soul shall abide in well-</text:span><text:span text:style-name="T17">being,</text:span></text:p>
            <text:p text:style-name="P13"><text:span text:style-name="T19"><text:s text:c="7"/></text:span><text:span text:style-name="T20">and his offspring shall inherit the land.</text:span></text:p>
            <text:p text:style-name="P12"><text:span text:style-name="T16">14</text:span><text:span text:style-name="T17">The friendship of the L</text:span><text:span text:style-name="T18">ORD</text:span><text:span text:style-name="T17"> is for those who</text:span><text:span text:style-name="T17"> </text:span></text:p>
            <text:p text:style-name="P12"><text:span text:style-name="T17"><text:s text:c="3"/></text:span><text:span text:style-name="T17">fear him,</text:span></text:p>
            <text:p text:style-name="P13"><text:span text:style-name="T19"><text:s text:c="7"/></text:span><text:span text:style-name="T20">and he makes known to them his </text:span></text:p>
            <text:p text:style-name="P13"><text:span text:style-name="T20"><text:s text:c="7"/></text:span><text:span text:style-name="T20">covena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>
        <draw:frame draw:style-name="gr8" draw:text-style-name="P17" draw:layer="layout" svg:width="24.384cm" svg:height="3.257cm" svg:x="1.778cm" svg:y="1.016cm">
          <draw:text-box>
            <text:p text:style-name="P15"><text:span text:style-name="T21">15</text:span><text:span text:style-name="T17">My eyes are ever toward the L</text:span><text:span text:style-name="T22">ORD</text:span><text:span text:style-name="T17">,</text:span></text:p>
            <text:p text:style-name="P16"><text:span text:style-name="T20"><text:s text:c="6"/></text:span><text:span text:style-name="T20">for he will pluck my feet out of the net.</text:span></text:p>
          </draw:text-box>
        </draw:frame>
        <draw:frame draw:style-name="gr9" draw:text-style-name="P18" draw:layer="layout" svg:width="1.205cm" svg:height="1.755cm" svg:x="23.004cm" svg:y="3.886cm">
          <draw:text-box>
            <text:p text:style-name="P15"><text:span text:style-name="T23">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3" draw:text-style-name="P20" draw:layer="layout" svg:width="25.469cm" svg:height="7.766cm" svg:x="1.201cm" svg:y="0.934cm">
          <draw:text-box>
            <text:p text:style-name="P19"><text:span text:style-name="T6">C: Glory be to the Father and to the Son and <text:s text:c="2"/></text:span></text:p>
            <text:p text:style-name="P19"><text:span text:style-name="T6"><text:s text:c="4"/></text:span><text:span text:style-name="T6">to the Holy Spirit; as it was in the beginning, </text:span></text:p>
            <text:p text:style-name="P19"><text:span text:style-name="T6"><text:s text:c="4"/></text:span><text:span text:style-name="T6">is now, and ever shall be, world without end. </text:span></text:p>
            <text:p text:style-name="P19"><text:span text:style-name="T6"><text:s text:c="4"/></text:span><text:span text:style-name="T6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5:08:35.899000000</meta:creation-date>
    <dc:title>Hymn template</dc:title>
    <meta:editing-duration>PT3M43S</meta:editing-duration>
    <meta:editing-cycles>4</meta:editing-cycles>
    <meta:generator>LibreOffice/5.3.3.2$Windows_X86_64 LibreOffice_project/3d9a8b4b4e538a85e0782bd6c2d430bafe583448</meta:generator>
    <meta:initial-creator>Arthur Hoch</meta:initial-creator>
    <dc:date>2017-06-02T10:55:10.151000000</dc:date>
    <meta:document-statistic meta:object-count="58"/>
    <meta:template xlink:type="simple" xlink:actuate="onRequest" xlink:title="Hymn template" xlink:href="../../AppData/Roaming/LibreOffice/4/user/template/Worship%20Templsates/Hymn%20template.otp" meta:date="2015-02-20T15:08:32.904000000"/>
  </office:meta>
</office:document-meta>
</file>